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799in" style:rel-column-width="32931*"/>
    </style:style>
    <style:style style:name="Table1.B" style:family="table-column">
      <style:table-column-properties style:column-width="3.4451in" style:rel-column-width="32604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0007in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18in" style:rel-column-width="4985*"/>
    </style:style>
    <style:style style:name="Table2.B" style:family="table-column">
      <style:table-column-properties style:column-width="3.4632in" style:rel-column-width="4987*"/>
    </style:style>
    <style:style style:name="Table2.1" style:family="table-row">
      <style:table-row-properties style:min-row-height="0.0007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9990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0007in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in"/>
    </style:style>
    <style:style style:name="Table4.B" style:family="table-column">
      <style:table-column-properties style:column-width="2.4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0007in"/>
    </style:style>
    <style:style style:name="Table8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9972*"/>
    </style:style>
    <style:style style:name="Table11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none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3.1875in"/>
    </style:style>
    <style:style style:name="Table16.B" style:family="table-column">
      <style:table-column-properties style:column-width="3.7396in"/>
    </style:style>
    <style:style style:name="Table16.1" style:family="table-row">
      <style:table-row-properties style:min-row-height="1.1667in"/>
    </style:style>
    <style:style style:name="Table16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4153in" style:rel-column-width="6360*"/>
    </style:style>
    <style:style style:name="Table15.B" style:family="table-column">
      <style:table-column-properties style:column-width="2.5097in" style:rel-column-width="3615*"/>
    </style:style>
    <style:style style:name="Table15.A1" style:family="table-cell">
      <style:table-cell-properties fo:padding="0.0382in" fo:border="none"/>
    </style:style>
    <style:style style:name="Table15.3" style:family="table-row">
      <style:table-row-properties style:min-row-height="0.225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5.0403in" style:rel-column-width="7260*"/>
    </style:style>
    <style:style style:name="Table9.B" style:family="table-column">
      <style:table-column-properties style:column-width="1.8847in" style:rel-column-width="2715*"/>
    </style:style>
    <style:style style:name="Table9.A1" style:family="table-cell">
      <style:table-cell-properties fo:padding="0.0382in" fo:border="none"/>
    </style:style>
    <style:style style:name="P1" style:family="paragraph" style:parent-style-name="Standard">
      <style:text-properties fo:font-size="10pt" fo:font-weight="normal" officeooo:rsid="003c7e01" officeooo:paragraph-rsid="00baa86f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normal" officeooo:rsid="00257af7" officeooo:paragraph-rsid="00baa86f" style:font-size-asian="10pt" style:font-weight-asian="normal" style:font-size-complex="10pt" style:font-weight-complex="normal"/>
    </style:style>
    <style:style style:name="P3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4d2adb" officeooo:paragraph-rsid="00baa86f" style:font-size-asian="8.75pt" style:font-weight-asian="normal" style:font-size-complex="10pt" style:font-weight-complex="normal"/>
    </style:style>
    <style:style style:name="P4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4e6670" officeooo:paragraph-rsid="00baa86f" style:font-size-asian="8.75pt" style:font-weight-asian="normal" style:font-size-complex="10pt" style:font-weight-complex="normal"/>
    </style:style>
    <style:style style:name="P5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4e6670" officeooo:paragraph-rsid="00bb26e5" style:font-size-asian="8.75pt" style:font-weight-asian="normal" style:font-size-complex="10pt" style:font-weight-complex="normal"/>
    </style:style>
    <style:style style:name="P6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4e87d0" officeooo:paragraph-rsid="00baa86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top="0in" fo:margin-bottom="0.0402in" style:contextual-spacing="false"/>
      <style:text-properties fo:font-size="10pt" fo:font-weight="normal" officeooo:rsid="00149397" officeooo:paragraph-rsid="00baa86f" style:font-size-asian="8.75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margin-top="0in" fo:margin-bottom="0.0402in" style:contextual-spacing="false"/>
      <style:text-properties fo:font-size="10pt" officeooo:rsid="00588f04" officeooo:paragraph-rsid="00baa86f" style:font-size-asian="10pt" style:font-size-complex="10pt"/>
    </style:style>
    <style:style style:name="P9" style:family="paragraph" style:parent-style-name="Standard" style:list-style-name="L1">
      <style:paragraph-properties fo:margin-top="0in" fo:margin-bottom="0.0402in" style:contextual-spacing="false"/>
      <style:text-properties fo:font-size="10pt" officeooo:rsid="00588f04" officeooo:paragraph-rsid="00bc68f5" style:font-size-asian="10pt" style:font-size-complex="10pt"/>
    </style:style>
    <style:style style:name="P10" style:family="paragraph" style:parent-style-name="Standard">
      <style:text-properties fo:font-size="10pt" officeooo:rsid="00588f04" officeooo:paragraph-rsid="00baa86f" style:font-size-asian="10pt" style:font-size-complex="10pt"/>
    </style:style>
    <style:style style:name="P11" style:family="paragraph" style:parent-style-name="Standard">
      <style:text-properties fo:font-size="10pt" officeooo:rsid="00588f04" officeooo:paragraph-rsid="00bc68f5" style:font-size-asian="10pt" style:font-size-complex="10pt"/>
    </style:style>
    <style:style style:name="P12" style:family="paragraph" style:parent-style-name="Standard" style:list-style-name="L2">
      <style:paragraph-properties fo:margin-top="0in" fo:margin-bottom="0.0402in" style:contextual-spacing="false"/>
      <style:text-properties fo:font-size="10pt" officeooo:rsid="0029a513" officeooo:paragraph-rsid="00baa86f" style:font-size-asian="10pt" style:font-size-complex="10pt"/>
    </style:style>
    <style:style style:name="P13" style:family="paragraph" style:parent-style-name="Standard">
      <style:paragraph-properties fo:margin-top="0in" fo:margin-bottom="0.0402in" style:contextual-spacing="false"/>
      <style:text-properties fo:font-size="10pt" officeooo:rsid="0029a513" officeooo:paragraph-rsid="00baa86f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baa86f" style:font-size-asian="10pt" style:font-size-complex="10pt"/>
    </style:style>
    <style:style style:name="P15" style:family="paragraph" style:parent-style-name="Standard">
      <style:text-properties fo:font-size="10pt" officeooo:rsid="003c7e01" officeooo:paragraph-rsid="00baa86f" style:font-size-asian="10pt" style:font-size-complex="10pt"/>
    </style:style>
    <style:style style:name="P16" style:family="paragraph" style:parent-style-name="Standard">
      <style:paragraph-properties fo:margin-top="0.0402in" fo:margin-bottom="0in" style:contextual-spacing="false"/>
      <style:text-properties fo:font-size="10pt" officeooo:paragraph-rsid="00baa86f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/>
      <style:text-properties fo:font-size="10pt" officeooo:paragraph-rsid="00baa86f" style:font-size-asian="10pt" style:font-size-complex="10pt"/>
    </style:style>
    <style:style style:name="P18" style:family="paragraph" style:parent-style-name="Standard">
      <style:text-properties fo:font-size="10pt" officeooo:paragraph-rsid="00baa86f" style:font-size-asian="10pt" style:font-size-complex="10pt"/>
    </style:style>
    <style:style style:name="P19" style:family="paragraph" style:parent-style-name="Standard">
      <style:text-properties fo:font-size="10pt" officeooo:paragraph-rsid="00bc68f5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.5pt" fo:font-weight="bold" officeooo:paragraph-rsid="00baa86f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0.5pt" fo:font-weight="bold" officeooo:paragraph-rsid="00bc68f5" style:font-size-asian="10.5pt" style:font-weight-asian="bold" style:font-size-complex="10.5pt" style:font-weight-complex="bold"/>
    </style:style>
    <style:style style:name="P22" style:family="paragraph" style:parent-style-name="Standard">
      <style:text-properties fo:font-size="10.5pt" fo:font-weight="bold" officeooo:paragraph-rsid="00baa86f" style:font-size-asian="10.5pt" style:font-weight-asian="bold" style:font-size-complex="10.5pt" style:font-weight-complex="bold"/>
    </style:style>
    <style:style style:name="P23" style:family="paragraph" style:parent-style-name="Standard">
      <style:text-properties fo:font-size="10.5pt" fo:font-weight="bold" officeooo:paragraph-rsid="00bc68f5" style:font-size-asian="10.5pt" style:font-weight-asian="bold" style:font-size-complex="10.5pt" style:font-weight-complex="bold"/>
    </style:style>
    <style:style style:name="P24" style:family="paragraph" style:parent-style-name="Standard">
      <style:text-properties fo:font-weight="normal" officeooo:paragraph-rsid="00baa86f" style:font-weight-asian="normal" style:font-weight-complex="normal"/>
    </style:style>
    <style:style style:name="P25" style:family="paragraph" style:parent-style-name="Standard">
      <style:text-properties fo:font-weight="normal" officeooo:paragraph-rsid="00bc68f5" style:font-weight-asian="normal" style:font-weight-complex="normal"/>
    </style:style>
    <style:style style:name="P26" style:family="paragraph" style:parent-style-name="Table_20_Contents" style:list-style-name="L3">
      <style:paragraph-properties fo:margin-top="0in" fo:margin-bottom="0.0402in" style:contextual-spacing="false"/>
      <style:text-properties fo:font-size="10pt" officeooo:rsid="005c9e66" officeooo:paragraph-rsid="00baa86f" style:font-size-asian="10pt" style:font-size-complex="10pt"/>
    </style:style>
    <style:style style:name="P27" style:family="paragraph" style:parent-style-name="Table_20_Contents">
      <style:text-properties fo:font-size="10pt" officeooo:rsid="005c9e66" officeooo:paragraph-rsid="00baa86f" style:font-size-asian="10pt" style:font-size-complex="10pt"/>
    </style:style>
    <style:style style:name="P28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60aa0d" officeooo:paragraph-rsid="00baa86f" style:font-size-asian="10pt" style:font-size-complex="10pt"/>
    </style:style>
    <style:style style:name="P29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148e14" officeooo:paragraph-rsid="00baa86f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font-size="10pt" officeooo:paragraph-rsid="00baa86f" style:font-size-asian="10pt" style:font-size-complex="10pt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 style:list-style-name="L5">
      <style:text-properties fo:font-size="10pt" officeooo:rsid="0063faba" officeooo:paragraph-rsid="00baa86f" style:font-size-asian="8.75pt" style:font-size-complex="10pt"/>
    </style:style>
    <style:style style:name="P33" style:family="paragraph" style:parent-style-name="Table_20_Contents">
      <style:text-properties fo:font-size="10pt" officeooo:rsid="0063faba" officeooo:paragraph-rsid="00baa86f" style:font-size-asian="8.75pt" style:font-size-complex="10pt"/>
    </style:style>
    <style:style style:name="P34" style:family="paragraph" style:parent-style-name="Table_20_Contents" style:list-style-name="L6">
      <style:text-properties fo:font-size="10pt" officeooo:rsid="0064db33" officeooo:paragraph-rsid="00baa86f" style:font-size-asian="8.75pt" style:font-size-complex="10pt"/>
    </style:style>
    <style:style style:name="P35" style:family="paragraph" style:parent-style-name="Table_20_Contents">
      <style:text-properties fo:font-size="10pt" officeooo:rsid="0064db33" officeooo:paragraph-rsid="00baa86f" style:font-size-asian="8.75pt" style:font-size-complex="10pt"/>
    </style:style>
    <style:style style:name="P36" style:family="paragraph" style:parent-style-name="Table_20_Contents">
      <style:paragraph-properties fo:text-align="end" style:justify-single-word="false"/>
      <style:text-properties fo:font-size="10pt" officeooo:rsid="004c1775" officeooo:paragraph-rsid="00baa86f" style:font-size-asian="8.75pt" style:font-size-complex="10pt"/>
    </style:style>
    <style:style style:name="P37" style:family="paragraph" style:parent-style-name="Table_20_Contents">
      <style:text-properties fo:font-size="10pt" style:font-size-asian="8.75pt" style:font-size-complex="10pt"/>
    </style:style>
    <style:style style:name="P38" style:family="paragraph" style:parent-style-name="Table_20_Contents" style:list-style-name="L7">
      <style:text-properties officeooo:rsid="004c1775" officeooo:paragraph-rsid="00baa86f"/>
    </style:style>
    <style:style style:name="P39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5pt" officeooo:rsid="004d2adb" officeooo:paragraph-rsid="00baa86f" style:font-size-asian="15pt" style:font-size-complex="15pt"/>
    </style:style>
    <style:style style:name="P40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9pt" officeooo:rsid="00148e14" officeooo:paragraph-rsid="00baa86f" style:font-size-asian="7.84999990463257pt" style:font-size-complex="9pt"/>
    </style:style>
    <style:style style:name="P41" style:family="paragraph" style:parent-style-name="Table_20_Contents">
      <style:text-properties fo:color="#3465a4" loext:opacity="100%" fo:font-size="15pt" officeooo:rsid="005c9e66" officeooo:paragraph-rsid="00baa86f" style:font-size-asian="15pt" style:font-size-complex="15pt"/>
    </style:style>
    <style:style style:name="P42" style:family="paragraph" style:parent-style-name="Table_20_Contents">
      <style:text-properties fo:color="#3465a4" loext:opacity="100%" fo:font-size="15pt" officeooo:rsid="005c9e66" officeooo:paragraph-rsid="00bc68f5" style:font-size-asian="15pt" style:font-size-complex="15pt"/>
    </style:style>
    <style:style style:name="P43" style:family="paragraph" style:parent-style-name="Table_20_Contents">
      <style:text-properties fo:color="#3465a4" loext:opacity="100%" fo:font-size="15pt" officeooo:rsid="0063faba" officeooo:paragraph-rsid="00baa86f" style:font-size-asian="15pt" style:font-size-complex="15pt"/>
    </style:style>
    <style:style style:name="P44" style:family="paragraph" style:parent-style-name="Table_20_Contents">
      <style:text-properties fo:color="#3465a4" loext:opacity="100%" fo:font-size="15pt" officeooo:paragraph-rsid="00baa86f" style:font-size-asian="15pt" style:font-size-complex="15pt"/>
    </style:style>
    <style:style style:name="P45" style:family="paragraph" style:parent-style-name="Table_20_Contents">
      <style:text-properties fo:color="#3465a4" loext:opacity="100%" fo:font-size="15pt" officeooo:paragraph-rsid="00bcebea" style:font-size-asian="15pt" style:font-size-complex="15pt"/>
    </style:style>
    <style:style style:name="P46" style:family="paragraph" style:parent-style-name="Table_20_Contents">
      <style:text-properties fo:font-size="10.5pt" officeooo:paragraph-rsid="00baa86f" style:font-size-asian="10.5pt" style:font-size-complex="10.5pt"/>
    </style:style>
    <style:style style:name="P47" style:family="paragraph" style:parent-style-name="Table_20_Contents" style:list-style-name="L7">
      <style:text-properties officeooo:paragraph-rsid="00baa86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7dc3" style:font-size-asian="10pt" style:font-size-complex="10pt"/>
    </style:style>
    <style:style style:name="T3" style:family="text">
      <style:text-properties fo:font-size="10pt" officeooo:rsid="003c7e01" style:font-size-asian="10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officeooo:rsid="004c1775" style:font-size-asian="8.75pt" style:font-weight-asian="bold" style:font-size-complex="10pt" style:font-weight-complex="bold"/>
    </style:style>
    <style:style style:name="T6" style:family="text">
      <style:text-properties fo:font-size="10pt" fo:font-weight="normal" officeooo:rsid="003c7e01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97dc3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bcebea" style:font-size-asian="10pt" style:font-weight-asian="normal" style:font-size-complex="10pt" style:font-weight-complex="normal"/>
    </style:style>
    <style:style style:name="T9" style:family="text">
      <style:text-properties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fo:font-size="10pt" officeooo:rsid="004c1775" style:font-size-asian="8.75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c7e01" style:font-weight-asian="bold" style:font-weight-complex="bold"/>
    </style:style>
    <style:style style:name="T13" style:family="text">
      <style:text-properties fo:font-weight="bold" officeooo:rsid="00baa86f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c7e01" style:font-weight-asian="normal" style:font-weight-complex="normal"/>
    </style:style>
    <style:style style:name="T16" style:family="text">
      <style:text-properties fo:font-weight="normal" officeooo:rsid="004ad8ba" style:font-weight-asian="normal" style:font-weight-complex="normal"/>
    </style:style>
    <style:style style:name="T17" style:family="text">
      <style:text-properties fo:font-weight="normal" officeooo:rsid="00baa86f" style:font-weight-asian="normal" style:font-weight-complex="normal"/>
    </style:style>
    <style:style style:name="T18" style:family="text">
      <style:text-properties fo:font-weight="normal" officeooo:rsid="00bcebea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bcebea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officeooo:rsid="004ad8ba"/>
    </style:style>
    <style:style style:name="T23" style:family="text">
      <style:text-properties officeooo:rsid="004f4b9e"/>
    </style:style>
    <style:style style:name="T24" style:family="text">
      <style:text-properties officeooo:rsid="005990fb"/>
    </style:style>
    <style:style style:name="T25" style:family="text">
      <style:text-properties officeooo:rsid="005dd7fe"/>
    </style:style>
    <style:style style:name="T26" style:family="text">
      <style:text-properties officeooo:rsid="0066c704"/>
    </style:style>
    <style:style style:name="T27" style:family="text">
      <style:text-properties officeooo:rsid="0061e684"/>
    </style:style>
    <style:style style:name="T28" style:family="text">
      <style:text-properties officeooo:rsid="00624c53"/>
    </style:style>
    <style:style style:name="T29" style:family="text">
      <style:text-properties officeooo:rsid="00197dc3"/>
    </style:style>
    <style:style style:name="T30" style:family="text">
      <style:text-properties officeooo:rsid="002c6e2d"/>
    </style:style>
    <style:style style:name="T31" style:family="text">
      <style:text-properties officeooo:rsid="004e6670"/>
    </style:style>
    <style:style style:name="T32" style:family="text">
      <style:text-properties officeooo:rsid="004e87d0"/>
    </style:style>
    <style:style style:name="T33" style:family="text">
      <style:text-properties officeooo:rsid="00baa86f"/>
    </style:style>
    <style:style style:name="T34" style:family="text">
      <style:text-properties officeooo:rsid="00bb26e5"/>
    </style:style>
    <style:style style:name="T35" style:family="text">
      <style:text-properties officeooo:rsid="00bc68f5"/>
    </style:style>
    <style:style style:name="T36" style:family="text">
      <style:text-properties officeooo:rsid="00bceb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Abu Jobaer</text:p>
            <text:p text:style-name="P28">Rajshahi, Bangladesh</text:p>
            <text:p text:style-name="P40"><text:span text:style-name="T1">Email: </text:span><text:a xlink:type="simple" xlink:href="mailto:itsunclexo@gmail.com" text:style-name="Internet_20_link" text:visited-style-name="Visited_20_Internet_20_Link"><text:span text:style-name="T1">itsunclexo@gmail.com</text:span></text:a></text:p>
            <text:p text:style-name="P29">Mobile: +8801<text:span text:style-name="T33">332609335</text:span></text:p>
          </table:table-cell>
          <table:table-cell table:style-name="Table1.B1" office:value-type="string">
            <text:p text:style-name="P30"><text:a xlink:type="simple" xlink:href="https://github.com/unclexo" text:style-name="Internet_20_link" text:visited-style-name="Visited_20_Internet_20_Link">github.com/unclexo</text:a></text:p>
            <text:p text:style-name="P30"><text:a xlink:type="simple" xlink:href="https://medium.com/@unclexo" text:style-name="Internet_20_link" text:visited-style-name="Visited_20_Internet_20_Link">medium.com/@unclexo</text:a></text:p>
            <text:p text:style-name="P30"><text:a xlink:type="simple" xlink:href="https://stackoverflow.com/users/7935051/unclexo" text:style-name="Internet_20_link" text:visited-style-name="Visited_20_Internet_20_Link">stackoverflow.com/users/7935051/unclexo</text:a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6"><text:span text:style-name="T33">Full Stack Developer. </text:span>Highly proficient in Software Architecture, building scalable web apps, <text:span text:style-name="T33">JavaScript and PHP</text:span>.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2">Work Experience</text:p>
          </table:table-cell>
          <table:covered-table-cell/>
        </table:table-row>
        <table:table-row>
          <table:table-cell table:style-name="Table15.A1" office:value-type="string">
            <text:p text:style-name="P23"><text:span text:style-name="T19">Lead Software </text:span><text:span text:style-name="T20">Developer</text:span><text:span text:style-name="T19">,</text:span> <text:span text:style-name="T18">Otherwise X</text:span><text:span text:style-name="T16">, Bangladesh </text:span><text:span text:style-name="T18">(Remote)</text:span></text:p>
          </table:table-cell>
          <table:table-cell table:style-name="Table15.A1" office:value-type="string">
            <text:p text:style-name="P21"><text:span text:style-name="T15">J</text:span><text:span text:style-name="T6">anuary 20</text:span><text:span text:style-name="T8">23</text:span><text:span text:style-name="T6"> – </text:span><text:span text:style-name="T8">Present</text:span></text:p>
          </table:table-cell>
        </table:table-row>
        <table:table-row table:style-name="Table15.3">
          <table:table-cell table:style-name="Table15.A1" table:number-columns-spanned="2" office:value-type="string">
            <text:p text:style-name="P25"><text:span text:style-name="T2">A</text:span><text:span text:style-name="T3">chievements</text:span></text:p>
            <text:list text:style-name="L1">
              <text:list-item>
                <text:p text:style-name="P9">Architected scalable backend services with Node.js.</text:p>
              </text:list-item>
              <text:list-item>
                <text:p text:style-name="P9">Implemented caching, image optimization, and SSR improvements that boosted app performance by 7x.</text:p>
              </text:list-item>
              <text:list-item>
                <text:p text:style-name="P9">Ensured at least 75% LCP compliance under 2.5s across all app domains.</text:p>
              </text:list-item>
              <text:list-item>
                <text:p text:style-name="P9">Integrated REST APIs with front-end React components, optimizing rendering and load times.</text:p>
              </text:list-item>
              <text:list-item>
                <text:p text:style-name="P9">Led a Kanban-based development process improving team delivery by 40%.</text:p>
              </text:list-item>
            </text:list>
            <text:p text:style-name="P11"/>
            <text:p text:style-name="P19"><text:span text:style-name="T15">Skills</text:span><text:span text:style-name="T12">: </text:span>PHP, <text:span text:style-name="T33">Laravel,</text:span> <text:span text:style-name="T33">React.js, Express.js, JavaScript,</text:span> <text:span text:style-name="T36">MySQL</text:span>, Redis, Nginx, Distributed Systems, AWS</text:p>
          </table:table-cell>
          <table:covered-table-cell/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19">Lead Software Engineer,</text:span> <text:span text:style-name="T15">Xerone IT, </text:span><text:span text:style-name="T16">Bangladesh</text:span></text:p>
          </table:table-cell>
          <table:table-cell table:style-name="Table2.A1" office:value-type="string">
            <text:p text:style-name="P20"><text:span text:style-name="T15">J</text:span><text:span text:style-name="T6">anuary 2021 to </text:span><text:span text:style-name="T7">December</text:span><text:span text:style-name="T6"> 2022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<text:span text:style-name="T2">A</text:span><text:span text:style-name="T3">chievements</text:span></text:p>
            <text:list text:continue-numbering="true" text:style-name="L1">
              <text:list-item>
                <text:p text:style-name="P8">Led two teams of software engineers building two successful projects that took the company to next level.</text:p>
              </text:list-item>
              <text:list-item>
                <text:p text:style-name="P8"><text:span text:style-name="T36">Independently</text:span> led and architected a framework for making a long-tailed bot which reduced the hassle of making a bot using nested HTML forms 100%. The project brought revolutionary success to the company.</text:p>
              </text:list-item>
              <text:list-item>
                <text:p text:style-name="P9">Scaled a SaaS application to handle <text:span text:style-name="T35">100</text:span> concurrent requests (360,000 requests per hour) from <text:span text:style-name="T35">300k</text:span> users ensuring high availability during times of high traffic and high throughput. Applied distributed Monolithic Architecture.</text:p>
              </text:list-item>
              <text:list-item>
                <text:p text:style-name="P8">Met the company’s goals by developing strategies <text:span text:style-name="T27">for teams</text:span> – made developers skilled, delivered projects on time, reduced development time by 35% using Kanban, modul<text:span text:style-name="T27">ar approach</text:span>, and best practices.</text:p>
              </text:list-item>
              <text:list-item>
                <text:p text:style-name="P8">Established that analyzing requirements results in appropriate design, writing reusable and maintainable code reduces development time and TDD helps create robust software. Additionally, hired top talents.</text:p>
              </text:list-item>
            </text:list>
            <text:p text:style-name="P10"/>
            <text:p text:style-name="P18"><text:span text:style-name="T15">Skills</text:span><text:span text:style-name="T12">: </text:span>PHP, <text:span text:style-name="T33">Laravel,</text:span> <text:span text:style-name="T33">React.js, Express.js, JavaScript,</text:span> MariaDB, Redis, HAProxy, Nginx, Distributed Systems, AWS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<text:span text:style-name="T19">Senior Software Engineer</text:span>, <text:span text:style-name="T15">Xerone IT, </text:span><text:span text:style-name="T16">Bangladesh</text:span></text:p>
          </table:table-cell>
          <table:table-cell table:style-name="Table3.A1" office:value-type="string">
            <text:p text:style-name="P14">April 2019 to December 2020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<text:span text:style-name="T29">A</text:span>chievements</text:p>
            <text:list text:style-name="L2">
              <text:list-item>
                <text:list>
                  <text:list-item>
                    <text:p text:style-name="P12">Increased sales by up to 20% after I designed and developed a comprehensive reusable and extensible task scheduler, bulk CSV uploader, and dynamic form builder modules for a market-leading web application.</text:p>
                  </text:list-item>
                  <text:list-item>
                    <text:p text:style-name="P12">Optimized several apps, up to 40%, detecting holes like misused O(n2) and uncached variables. Gained performance by 70% for a table with 9 million rows after I indexed the right columns and reduced joins.</text:p>
                  </text:list-item>
                  <text:list-item>
                    <text:p text:style-name="P12">Performed code reviews a lot for coding standards and better solutions. Wrote unit and integration tests.</text:p>
                  </text:list-item>
                </text:list>
              </text:list-item>
            </text:list>
            <text:p text:style-name="P13"/>
            <text:p text:style-name="P15"><text:span text:style-name="T14">Skills</text:span><text:span text:style-name="T11">: </text:span><text:span text:style-name="T17">PHP,</text:span><text:span text:style-name="T13"> </text:span><text:span text:style-name="T30">Laravel, CodeIgniter, </text:span><text:span text:style-name="T28">Vue.</text:span><text:span text:style-name="T33">js</text:span><text:span text:style-name="T28">, React.</text:span><text:span text:style-name="T33">js</text:span><text:span text:style-name="T28">, </text:span><text:span text:style-name="T30">JavaScript, Java, MySQL, Redis, Apache, AWS, DO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<text:span text:style-name="T21">Full-Stack Developer</text:span>, Costa Blanca Marketing, <text:span text:style-name="T26">Alicante, </text:span><text:span text:style-name="T22">Spain</text:span></text:p>
          </table:table-cell>
          <table:table-cell table:style-name="Table4.A1" office:value-type="string">
            <text:p text:style-name="P30">June 2015 to December 2017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7">Achievements</text:p>
            <text:list text:style-name="L3">
              <text:list-item>
                <text:p text:style-name="P26">Took full responsibility for web development and built different successful web applications for real estate, e-commerce, education, hotel booking, and property listing using WordPress, Laravel, Zend, MySQL, and Apache.</text:p>
              </text:list-item>
              <text:list-item>
                <text:p text:style-name="P26">Tested and deployed every web application to the production server. Maintained multiple servers for clients.</text:p>
              </text:list-item>
            </text:list>
          </table:table-cell>
        </table:table-row>
      </table:table>
      <text:p text:style-name="P18"><text:soft-page-break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1">Technologies and Languages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list text:style-name="L4">
              <text:list-item>
                <text:p text:style-name="P3"><text:span text:style-name="T11">Languages</text:span>: <text:span text:style-name="T31">PHP, JavaScript, </text:span><text:span text:style-name="T33">TypeScript</text:span><text:span text:style-name="T31">, </text:span><text:span text:style-name="T32">Java,</text:span><text:span text:style-name="T31"> HTML5/CSS3</text:span></text:p>
              </text:list-item>
              <text:list-item>
                <text:p text:style-name="P4"><text:span text:style-name="T11">Technologies</text:span>: Laravel, React.<text:span text:style-name="T33">js</text:span>, <text:span text:style-name="T32">Node.js, </text:span>Express.js, <text:span text:style-name="T33">Next.js,</text:span> <text:span text:style-name="T32">MySQL/MariaDB, Redis,</text:span> PHPUnit, Jest, <text:span text:style-name="T23">TDD, </text:span>Tailwind CSS, Bootstrap, REST, <text:span text:style-name="T32">GIT, Docker, </text:span><text:span text:style-name="T23">Apache, Nginx,</text:span><text:span text:style-name="T32"> </text:span>AWS</text:p>
              </text:list-item>
              <text:list-item>
                <text:p text:style-name="P5"><text:span text:style-name="T11">Architecture</text:span>: OOP, SOLID, Design Patterns, Monolithic Architecture, Hexagonal Architecture, <text:span text:style-name="T23">EOA, </text:span><text:span text:style-name="T32">Load Balancing,</text:span> <text:span text:style-name="T32">Distributed </text:span><text:span text:style-name="T34">Applications, </text:span><text:span text:style-name="T24">D</text:span><text:span text:style-name="T32">atabases and Linux Servers</text:span></text:p>
              </text:list-item>
              <text:list-item>
                <text:p text:style-name="P6"><text:span text:style-name="T11">Other</text:span>: <text:span text:style-name="T24">Provlem Solving, </text:span><text:span text:style-name="T23">DSA, </text:span>API design, <text:span text:style-name="T23">R</text:span>elational Database Design, Query Optimization, <text:span text:style-name="T23">Unit </text:span><text:span text:style-name="T25">&amp; Integration Testing</text:span></text:p>
              </text:list-item>
            </text:list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5">Education and Certifications</text:p>
          </table:table-cell>
          <table:covered-table-cell/>
        </table:table-row>
        <table:table-row>
          <table:table-cell table:style-name="Table9.A1" office:value-type="string">
            <text:list text:style-name="L7">
              <text:list-item>
                <text:p text:style-name="P38"><text:span text:style-name="T4">Web Development Training</text:span><text:span text:style-name="T9">, Rajshahi University Campus</text:span></text:p>
              </text:list-item>
              <text:list-item>
                <text:p text:style-name="P47"><text:span text:style-name="T5">Bachelor of Arts</text:span><text:span text:style-name="T10">, </text:span><text:span text:style-name="T5">Sanskrit Language</text:span><text:span text:style-name="T10">, University of Rajshahi, Bangladesh</text:span></text:p>
              </text:list-item>
            </text:list>
          </table:table-cell>
          <table:table-cell table:style-name="Table9.A1" office:value-type="string">
            <text:p text:style-name="P36">2011-2013</text:p>
            <text:p text:style-name="P36">2007-2012</text:p>
          </table:table-cell>
        </table:table-row>
      </table:table>
      <text:p text:style-name="P7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3">Online Publications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3">SOLID Principles</text:p>
            <text:list text:style-name="L5">
              <text:list-item>
                <text:p text:style-name="P32"><text:a xlink:type="simple" xlink:href="https://medium.com/@unclexo/srp-single-responsibility-principle-c7c4ed7c79f1" office:target-frame-name="_blank" xlink:show="new" text:style-name="Internet_20_link" text:visited-style-name="Visited_20_Internet_20_Link">Single Responsibility Principle</text:a></text:p>
              </text:list-item>
              <text:list-item>
                <text:p text:style-name="P32"><text:a xlink:type="simple" xlink:href="https://medium.com/@unclexo/ocp-the-open-closed-principle-33eab31c7b92" office:target-frame-name="_blank" xlink:show="new" text:style-name="Internet_20_link" text:visited-style-name="Visited_20_Internet_20_Link">Open-Closed Principle</text:a></text:p>
              </text:list-item>
              <text:list-item>
                <text:p text:style-name="P32"><text:a xlink:type="simple" xlink:href="https://medium.com/swlh/lsp-liskov-substitution-principle-24311d1f854" office:target-frame-name="_blank" xlink:show="new" text:style-name="Internet_20_link" text:visited-style-name="Visited_20_Internet_20_Link">Liskov Substitution Principle</text:a></text:p>
              </text:list-item>
              <text:list-item>
                <text:p text:style-name="P32"><text:a xlink:type="simple" xlink:href="https://medium.com/swlh/isp-the-interface-segregation-principle-a3416f3ac8f5" office:target-frame-name="_blank" xlink:show="new" text:style-name="Internet_20_link" text:visited-style-name="Visited_20_Internet_20_Link">Interface Segregation Principle</text:a></text:p>
              </text:list-item>
              <text:list-item>
                <text:p text:style-name="P32"><text:a xlink:type="simple" xlink:href="https://medium.com/@unclexo/dip-dependency-inversion-principle-77ef85e6f656" office:target-frame-name="_blank" xlink:show="new" text:style-name="Internet_20_link" text:visited-style-name="Visited_20_Internet_20_Link">Dependency-Inversion Principle</text:a></text:p>
              </text:list-item>
            </text:list>
          </table:table-cell>
          <table:table-cell table:style-name="Table16.A1" office:value-type="string">
            <text:p text:style-name="P35">Latest Publications</text:p>
            <text:list text:style-name="L6">
              <text:list-item>
                <text:p text:style-name="P34"><text:a xlink:type="simple" xlink:href="https://medium.com/@unclexo/how-to-speed-up-your-node-js-app-with-http-compression-8294779189a0" office:target-frame-name="_blank" xlink:show="new" text:style-name="Internet_20_link" text:visited-style-name="Visited_20_Internet_20_Link">How to Speed Up Your Node.js App with HTTP Compression</text:a></text:p>
              </text:list-item>
              <text:list-item>
                <text:p text:style-name="P34"><text:a xlink:type="simple" xlink:href="https://medium.com/@unclexo/create-your-own-middleware-application-using-chain-of-responsibility-4ea497caa717" office:target-frame-name="_blank" xlink:show="new" text:style-name="Internet_20_link" text:visited-style-name="Visited_20_Internet_20_Link">Create Your Own Middleware Application Using Chain of Responsibility</text:a></text:p>
              </text:list-item>
              <text:list-item>
                <text:p text:style-name="P34"><text:a xlink:type="simple" xlink:href="https://medium.com/@unclexo/create-your-own-logger-using-open-closed-principle-15f6f72ed878" office:target-frame-name="_blank" xlink:show="new" text:style-name="Internet_20_link" text:visited-style-name="Visited_20_Internet_20_Link">Create Your Own Logger Using Open-Closed Principle</text:a></text:p>
              </text:list-item>
              <text:list-item>
                <text:p text:style-name="P34"><text:a xlink:type="simple" xlink:href="https://medium.com/@unclexo/create-your-own-promise-in-javascript-9d36a9266ee6" office:target-frame-name="_blank" xlink:show="new" text:style-name="Internet_20_link" text:visited-style-name="Visited_20_Internet_20_Link">Create your own Promise in JavaScript</text:a>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2:11:36.165382383</meta:creation-date>
    <dc:date>2025-08-23T01:30:35.000438027</dc:date>
    <meta:editing-duration>PT7H47M6S</meta:editing-duration>
    <meta:editing-cycles>67</meta:editing-cycles>
    <meta:generator>LibreOffice/24.2.7.2$Linux_X86_64 LibreOffice_project/420$Build-2</meta:generator>
    <meta:print-date>2025-08-23T01:25:59.173630924</meta:print-date>
    <meta:printed-by>PDF files</meta:printed-by>
    <meta:document-statistic meta:table-count="14" meta:image-count="0" meta:object-count="0" meta:page-count="2" meta:paragraph-count="61" meta:word-count="589" meta:character-count="4246" meta:non-whitespace-character-count="3746"/>
  </office:meta>
</office:document-meta>
</file>